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3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0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near" table:style-name="ta1">
        <table:shapes>
          <draw:frame draw:z-index="0" draw:style-name="gr1" draw:text-style-name="P1" svg:width="15.997cm" svg:height="8.99cm" svg:x="10.089cm" svg:y="2.243cm">
            <draw:object draw:notify-on-update-of-ranges="linear.A1:linear.A1 linear.A2:linear.A398 linear.B1:linear.B1 linear.B2:linear.B3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2R output</text:p>
          </table:table-cell>
          <table:table-cell office:value-type="string" calcext:value-type="string">
            <text:p>Reference Signal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66" calcext:value-type="float">
            <text:p>166</text:p>
          </table:table-cell>
        </table:table-row>
        <table:table-row table:style-name="ro2" table:number-rows-repeated="104817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ine" table:style-name="ta1">
        <table:shapes>
          <draw:frame draw:z-index="0" draw:style-name="gr1" draw:text-style-name="P1" svg:width="16cm" svg:height="9.005cm" svg:x="5.909cm" svg:y="2.523cm">
            <draw:object draw:notify-on-update-of-ranges="sine.A1:sine.A1 sine.A2:sine.A281 sine.B1:sine.B1 sine.B2:sine.B2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2R output</text:p>
          </table:table-cell>
          <table:table-cell office:value-type="string" calcext:value-type="string">
            <text:p>Reference Signal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99" calcext:value-type="float">
            <text:p>199</text:p>
          </table:table-cell>
        </table:table-row>
      </table:table>
      <table:table table:name="20k" table:style-name="ta1">
        <table:shapes>
          <draw:frame draw:z-index="0" draw:style-name="gr1" draw:text-style-name="P1" svg:width="14.153cm" svg:height="8.99cm" svg:x="4.348cm" svg:y="1.067cm">
            <draw:object draw:notify-on-update-of-ranges="20k.A2:20k.A2 20k.A3:20k.A358 20k.B2:20k.B2 20k.B3:20k.B3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.234cm" svg:height="8.991cm" svg:x="3.873cm" svg:y="10.939cm">
            <draw:object draw:notify-on-update-of-ranges="20k.A2:20k.A2 20k.A236:20k.A261 20k.B2:20k.B2 20k.B236:20k.B26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row table:style-name="ro2" table:visibility="collapse"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2R output</text:p>
          </table:table-cell>
          <table:table-cell office:value-type="string" calcext:value-type="string">
            <text:p>Reference Signal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30T20:19:40.315611541</dc:date>
    <meta:generator>LibreOffice/4.1.2.3$Linux_x86 LibreOffice_project/410m0$Build-3</meta:generator>
    <meta:editing-duration>PT12H17M45S</meta:editing-duration>
    <meta:editing-cycles>6</meta:editing-cycles>
    <meta:document-statistic meta:table-count="3" meta:cell-count="22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title svg:x="4.542cm" svg:y="0.315cm" chart:style-name="ch2">
          <text:p>R-2R = 4k7-10k sawtooth response</text:p>
        </chart:title>
        <chart:legend svg:x="11.003cm" svg:y="2.351cm" style:legend-expansion="custom" chartooo:width="3.727cm" chartooo:height="1.096cm" style:legend-expansion-aspect-ratio="3.40054744525547" chart:style-name="ch3"/>
        <chart:plot-area chart:style-name="ch4" table:cell-range-address="linear.A1:linear.B398" chart:data-source-has-labels="row" svg:x="0.768cm" svg:y="1.63cm" svg:width="14.338cm" svg:height="6.758cm">
          <chartooo:coordinate-region svg:x="1.76cm" svg:y="1.83cm" svg:width="13.346cm" svg:height="5.634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linear.A2:linear.A398" chart:label-cell-address="linear.A1:linear.A1" chart:class="chart:line">
            <chart:data-point chart:repeated="397"/>
          </chart:series>
          <chart:series chart:style-name="ch9" chart:values-cell-range-address="linear.B2:linear.B398" chart:label-cell-address="linear.B1:linear.B1" chart:class="chart:line">
            <chart:data-point chart:repeated="3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R output</text:p>
                <draw:g>
                  <svg:desc>linear.A1:linear.A1</svg:desc>
                </draw:g>
              </table:table-cell>
              <table:table-cell office:value-type="string">
                <text:p>Reference Signal</text:p>
                <draw:g>
                  <svg:desc>linear.B1:linea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linear.A2:linear.A398</svg:desc>
                </draw:g>
              </table:table-cell>
              <table:table-cell office:value-type="float" office:value="26">
                <text:p>26</text:p>
                <draw:g>
                  <svg:desc>linear.B2:linear.B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">
                <text:p>1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">
                <text:p>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">
                <text:p>1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">
                <text:p>1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">
                <text:p>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">
                <text:p>2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">
                <text:p>1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">
                <text:p>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">
                <text:p>1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">
                <text:p>1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">
                <text:p>2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1">
                <text:p>2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">
                <text:p>2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">
                <text:p>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">
                <text:p>2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1">
                <text:p>2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7">
                <text:p>2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">
                <text:p>2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0">
                <text:p>2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">
                <text:p>2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">
                <text:p>3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5">
                <text:p>3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2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">
                <text:p>3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">
                <text:p>3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1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8">
                <text:p>3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">
                <text:p>3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">
                <text:p>3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1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">
                <text:p>2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2">
                <text:p>3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">
                <text:p>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1">
                <text:p>3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8">
                <text:p>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4">
                <text:p>3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">
                <text:p>3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2">
                <text:p>4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9">
                <text:p>4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">
                <text:p>4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">
                <text:p>4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5">
                <text:p>4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1">
                <text:p>4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">
                <text:p>4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3">
                <text:p>4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0">
                <text:p>4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6">
                <text:p>4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3">
                <text:p>4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9">
                <text:p>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6">
                <text:p>4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2">
                <text:p>5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9">
                <text:p>5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2">
                <text:p>4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">
                <text:p>4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6">
                <text:p>4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2">
                <text:p>4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8">
                <text:p>4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5">
                <text:p>4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2">
                <text:p>45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8">
                <text:p>4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3">
                <text:p>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0">
                <text:p>4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6">
                <text:p>4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3">
                <text:p>4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9">
                <text:p>48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">
                <text:p>4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3">
                <text:p>5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9">
                <text:p>5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5">
                <text:p>5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2">
                <text:p>5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9">
                <text:p>5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1">
                <text:p>5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8">
                <text:p>5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1">
                <text:p>5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6">
                <text:p>5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">
                <text:p>5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">
                <text:p>5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6">
                <text:p>5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2">
                <text:p>5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9">
                <text:p>5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6">
                <text:p>59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2">
                <text:p>6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">
                <text:p>5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2">
                <text:p>5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8">
                <text:p>5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6">
                <text:p>5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1">
                <text:p>5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8">
                <text:p>5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5">
                <text:p>5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1">
                <text:p>5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6">
                <text:p>5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">
                <text:p>5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9">
                <text:p>5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6">
                <text:p>57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2">
                <text:p>5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9">
                <text:p>5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5">
                <text:p>59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2">
                <text:p>6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3">
                <text:p>6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0">
                <text:p>6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6">
                <text:p>6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3">
                <text:p>6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79">
                <text:p>6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6">
                <text:p>6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2">
                <text:p>6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9">
                <text:p>6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">
                <text:p>70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1">
                <text:p>7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7">
                <text:p>7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4">
                <text:p>7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7">
                <text:p>7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3">
                <text:p>7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3">
                <text:p>6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0">
                <text:p>6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">
                <text:p>6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3">
                <text:p>6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9">
                <text:p>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6">
                <text:p>6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2">
                <text:p>69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0">
                <text:p>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4">
                <text:p>70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1">
                <text:p>7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7">
                <text:p>7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4">
                <text:p>7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0">
                <text:p>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4">
                <text:p>7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">
                <text:p>7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1">
                <text:p>7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8">
                <text:p>77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5">
                <text:p>7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1">
                <text:p>7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7">
                <text:p>7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4">
                <text:p>80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0">
                <text:p>8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7">
                <text:p>8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1">
                <text:p>8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">
                <text:p>8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5">
                <text:p>83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2">
                <text:p>8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">
                <text:p>8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5">
                <text:p>8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1">
                <text:p>8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8">
                <text:p>8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1">
                <text:p>7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8">
                <text:p>77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4">
                <text:p>7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1">
                <text:p>79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7">
                <text:p>7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4">
                <text:p>8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0">
                <text:p>8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7">
                <text:p>8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2">
                <text:p>8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9">
                <text:p>8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5">
                <text:p>83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2">
                <text:p>8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8">
                <text:p>8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5">
                <text:p>8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1">
                <text:p>86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8">
                <text:p>8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8">
                <text:p>91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5">
                <text:p>9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2">
                <text:p>9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39">
                <text:p>9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45">
                <text:p>9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1">
                <text:p>95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8">
                <text:p>95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65">
                <text:p>96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9">
                <text:p>96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6">
                <text:p>97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3">
                <text:p>9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0">
                <text:p>9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5">
                <text:p>9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1">
                <text:p>100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9">
                <text:p>100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5">
                <text:p>101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18">
                <text:p>9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5">
                <text:p>92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31">
                <text:p>9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38">
                <text:p>9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44">
                <text:p>9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1">
                <text:p>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7">
                <text:p>9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65">
                <text:p>96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9">
                <text:p>9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76">
                <text:p>9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2">
                <text:p>9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9">
                <text:p>9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5">
                <text:p>9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9">
                <text:p>100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5">
                <text:p>10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">
                <text:p>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5">
                <text:p>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">
                <text:p>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2">
                <text:p>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">
                <text:p>1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6">
                <text:p>1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3">
                <text:p>1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7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4">
                <text:p>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1">
                <text:p>2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7">
                <text:p>2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3">
                <text:p>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6">
                <text:p>2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3">
                <text:p>2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7">
                <text:p>1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2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">
                <text:p>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3">
                <text:p>1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">
                <text:p>1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">
                <text:p>2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0">
                <text:p>2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7">
                <text:p>2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0">
                <text:p>2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6">
                <text:p>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">
                <text:p>2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1">
                <text:p>2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7">
                <text:p>2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4">
                <text:p>2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0">
                <text:p>2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4">
                <text:p>3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5">
                <text:p>3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2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8">
                <text:p>3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5">
                <text:p>3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1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8">
                <text:p>3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1">
                <text:p>3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4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1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4">
                <text:p>2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0">
                <text:p>2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4">
                <text:p>3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5">
                <text:p>3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8">
                <text:p>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5">
                <text:p>3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1">
                <text:p>3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">
                <text:p>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4">
                <text:p>3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1">
                <text:p>3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2">
                <text:p>4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9">
                <text:p>4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5">
                <text:p>4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2">
                <text:p>4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5">
                <text:p>4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1">
                <text:p>4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8">
                <text:p>4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3">
                <text:p>4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0">
                <text:p>4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6">
                <text:p>4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3">
                <text:p>4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89">
                <text:p>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6">
                <text:p>4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2">
                <text:p>5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9">
                <text:p>5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2">
                <text:p>4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9">
                <text:p>4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5">
                <text:p>4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2">
                <text:p>4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8">
                <text:p>4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5">
                <text:p>4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1">
                <text:p>4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8">
                <text:p>4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3">
                <text:p>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0">
                <text:p>4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7">
                <text:p>4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83">
                <text:p>4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89">
                <text:p>48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6">
                <text:p>4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2">
                <text:p>5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9">
                <text:p>5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5">
                <text:p>5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2">
                <text:p>5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9">
                <text:p>5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6">
                <text:p>5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1">
                <text:p>5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8">
                <text:p>5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45">
                <text:p>5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1">
                <text:p>5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6">
                <text:p>5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3">
                <text:p>5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9">
                <text:p>5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6">
                <text:p>5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2">
                <text:p>5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89">
                <text:p>5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5">
                <text:p>5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2">
                <text:p>6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05">
                <text:p>5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2">
                <text:p>5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9">
                <text:p>5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5">
                <text:p>5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1">
                <text:p>5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8">
                <text:p>5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5">
                <text:p>5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1">
                <text:p>5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56">
                <text:p>5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3">
                <text:p>5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9">
                <text:p>5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6">
                <text:p>57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2">
                <text:p>5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9">
                <text:p>5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6">
                <text:p>5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2">
                <text:p>6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53">
                <text:p>6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0">
                <text:p>6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66">
                <text:p>6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73">
                <text:p>6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9">
                <text:p>6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86">
                <text:p>6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2">
                <text:p>692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4.213cm" svg:y="0.316cm" chart:style-name="ch2">
          <text:p>R-2R = 4k7-10k Sine Signal Response</text:p>
        </chart:title>
        <chart:legend svg:x="10.658cm" svg:y="1.69cm" style:legend-expansion="custom" chartooo:width="3.768cm" chartooo:height="1.454cm" style:legend-expansion-aspect-ratio="2.59147180192572" chart:style-name="ch3"/>
        <chart:plot-area chart:style-name="ch4" table:cell-range-address="sine.A1:sine.B281" chart:data-source-has-labels="row" svg:x="1.018cm" svg:y="1.132cm" svg:width="13.839cm" svg:height="7.268cm">
          <chartooo:coordinate-region svg:x="2.01cm" svg:y="1.332cm" svg:width="12.847cm" svg:height="6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e.A2:sine.A281" chart:label-cell-address="sine.A1:sine.A1" chart:class="chart:line">
            <chart:data-point chart:repeated="280"/>
          </chart:series>
          <chart:series chart:style-name="ch8" chart:values-cell-range-address="sine.B2:sine.B281" chart:label-cell-address="sine.B1:sine.B1" chart:class="chart:line">
            <chart:data-point chart:repeated="2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R output</text:p>
                <draw:g>
                  <svg:desc>sine.A1:sine.A1</svg:desc>
                </draw:g>
              </table:table-cell>
              <table:table-cell office:value-type="string">
                <text:p>Reference Signal</text:p>
                <draw:g>
                  <svg:desc>sine.B1:sin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">
                <text:p>509</text:p>
                <draw:g>
                  <svg:desc>sine.A2:sine.A281</svg:desc>
                </draw:g>
              </table:table-cell>
              <table:table-cell office:value-type="float" office:value="127">
                <text:p>127</text:p>
                <draw:g>
                  <svg:desc>sine.B2:sine.B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">
                <text:p>5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8">
                <text:p>5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6">
                <text:p>59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1">
                <text:p>5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">
                <text:p>5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9">
                <text:p>5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9">
                <text:p>5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0">
                <text:p>6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9">
                <text:p>6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2">
                <text:p>6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">
                <text:p>7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">
                <text:p>6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4">
                <text:p>70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4">
                <text:p>7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7">
                <text:p>7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1">
                <text:p>7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1">
                <text:p>7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4">
                <text:p>80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2">
                <text:p>8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5">
                <text:p>83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4">
                <text:p>8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">
                <text:p>8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7">
                <text:p>7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0">
                <text:p>8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9">
                <text:p>8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">
                <text:p>8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">
                <text:p>85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8">
                <text:p>8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">
                <text:p>9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9">
                <text:p>9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1">
                <text:p>95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4">
                <text:p>9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9">
                <text:p>96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3">
                <text:p>9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5">
                <text:p>9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2">
                <text:p>100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6">
                <text:p>10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9">
                <text:p>9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2">
                <text:p>93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8">
                <text:p>93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4">
                <text:p>9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2">
                <text:p>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8">
                <text:p>9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5">
                <text:p>96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9">
                <text:p>9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6">
                <text:p>9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3">
                <text:p>9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9">
                <text:p>9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0">
                <text:p>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5">
                <text:p>9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5">
                <text:p>9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2">
                <text:p>10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5">
                <text:p>9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5">
                <text:p>99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9">
                <text:p>9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9">
                <text:p>98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2">
                <text:p>9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6">
                <text:p>9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6">
                <text:p>9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9">
                <text:p>9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5">
                <text:p>96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8">
                <text:p>9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1">
                <text:p>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9">
                <text:p>93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2">
                <text:p>93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6">
                <text:p>9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5">
                <text:p>101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8">
                <text:p>100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5">
                <text:p>9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0">
                <text:p>9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6">
                <text:p>97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4">
                <text:p>9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8">
                <text:p>95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4">
                <text:p>9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2">
                <text:p>9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8">
                <text:p>91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1">
                <text:p>86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8">
                <text:p>8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5">
                <text:p>83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7">
                <text:p>8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4">
                <text:p>8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1">
                <text:p>79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8">
                <text:p>77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1">
                <text:p>8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7">
                <text:p>8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9">
                <text:p>8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7">
                <text:p>8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7">
                <text:p>7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8">
                <text:p>77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0">
                <text:p>7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0">
                <text:p>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1">
                <text:p>7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">
                <text:p>69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9">
                <text:p>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0">
                <text:p>6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3">
                <text:p>7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">
                <text:p>7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4">
                <text:p>70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6">
                <text:p>68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66">
                <text:p>6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2">
                <text:p>60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2">
                <text:p>58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">
                <text:p>5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5">
                <text:p>5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6">
                <text:p>5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5">
                <text:p>5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9">
                <text:p>5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">
                <text:p>5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4">
                <text:p>5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">
                <text:p>5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5">
                <text:p>5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6">
                <text:p>4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6">
                <text:p>47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8">
                <text:p>45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8">
                <text:p>4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2">
                <text:p>4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6">
                <text:p>49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6">
                <text:p>4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8">
                <text:p>4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8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9">
                <text:p>4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4">
                <text:p>3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5">
                <text:p>3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7">
                <text:p>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1">
                <text:p>3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2">
                <text:p>3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0">
                <text:p>3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1">
                <text:p>2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">
                <text:p>2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3">
                <text:p>2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4">
                <text:p>2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6">
                <text:p>1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2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3">
                <text:p>2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3">
                <text:p>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">
                <text:p>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6">
                <text:p>1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">
                <text:p>1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3">
                <text:p>1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">
                <text:p>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">
                <text:p>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0">
                <text:p>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">
                <text:p>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3">
                <text:p>1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">
                <text:p>2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7">
                <text:p>2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6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7">
                <text:p>1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0">
                <text:p>2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0">
                <text:p>2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8">
                <text:p>2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7">
                <text:p>2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5">
                <text:p>3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5">
                <text:p>3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4">
                <text:p>3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1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2">
                <text:p>3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1">
                <text:p>3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2">
                <text:p>4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3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1">
                <text:p>45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0">
                <text:p>4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9">
                <text:p>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9">
                <text:p>5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5">
                <text:p>4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5">
                <text:p>4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3">
                <text:p>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83">
                <text:p>4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9">
                <text:p>5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9">
                <text:p>5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9">
                <text:p>5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8">
                <text:p>5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6">
                <text:p>5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6">
                <text:p>5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95">
                <text:p>5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12">
                <text:p>5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1">
                <text:p>5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1">
                <text:p>5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9">
                <text:p>5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9">
                <text:p>5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0">
                <text:p>6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9">
                <text:p>6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2">
                <text:p>6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1">
                <text:p>7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30">
                <text:p>7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0">
                <text:p>7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6">
                <text:p>6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6">
                <text:p>6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4">
                <text:p>70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4">
                <text:p>7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7">
                <text:p>7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1">
                <text:p>7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1">
                <text:p>791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54cm" svg:height="8.991cm" xlink:href=".." xlink:type="simple" chart:class="chart:line" chart:style-name="ch1">
        <chart:title svg:x="3.409cm" svg:y="0.315cm" chart:style-name="ch2">
          <text:p>R-2R = 5k-10k Sine Signal Response</text:p>
        </chart:title>
        <chart:legend svg:x="5.621cm" svg:y="2.112cm" style:legend-expansion="custom" chartooo:width="2.716cm" chartooo:height="1.266cm" style:legend-expansion-aspect-ratio="2.14533965244866" chart:style-name="ch3"/>
        <chart:plot-area chart:style-name="ch4" table:cell-range-address="20k.A2:20k.B358" chart:data-source-has-labels="row" svg:x="0.192cm" svg:y="1.208cm" svg:width="12.959cm" svg:height="7.177cm">
          <chartooo:coordinate-region svg:x="1.184cm" svg:y="1.408cm" svg:width="11.967cm" svg:height="6.0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20k.A3:20k.A358" chart:label-cell-address="20k.A2:20k.A2" chart:class="chart:line">
            <chart:data-point chart:repeated="356"/>
          </chart:series>
          <chart:series chart:style-name="ch8" chart:values-cell-range-address="20k.B3:20k.B358" chart:label-cell-address="20k.B2:20k.B2" chart:class="chart:line">
            <chart:data-point chart:repeated="3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R output</text:p>
                <draw:g>
                  <svg:desc>20k.A2:20k.A2</svg:desc>
                </draw:g>
              </table:table-cell>
              <table:table-cell office:value-type="string">
                <text:p>Reference Signal</text:p>
                <draw:g>
                  <svg:desc>20k.B2:20k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">
                <text:p>518</text:p>
                <draw:g>
                  <svg:desc>20k.A3:20k.A358</svg:desc>
                </draw:g>
              </table:table-cell>
              <table:table-cell office:value-type="float" office:value="130">
                <text:p>130</text:p>
                <draw:g>
                  <svg:desc>20k.B3:20k.B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2">
                <text:p>5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4">
                <text:p>5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">
                <text:p>5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">
                <text:p>5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9">
                <text:p>58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2">
                <text:p>6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">
                <text:p>6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">
                <text:p>65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2">
                <text:p>66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4">
                <text:p>6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6">
                <text:p>6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9">
                <text:p>6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">
                <text:p>72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4">
                <text:p>7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7">
                <text:p>7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4">
                <text:p>7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">
                <text:p>7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6">
                <text:p>78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8">
                <text:p>7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8">
                <text:p>8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6">
                <text:p>8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4">
                <text:p>8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6">
                <text:p>8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4">
                <text:p>87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2">
                <text:p>8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0">
                <text:p>8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8">
                <text:p>8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4">
                <text:p>91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6">
                <text:p>92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2">
                <text:p>9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6">
                <text:p>9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8">
                <text:p>9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6">
                <text:p>96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0">
                <text:p>9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3">
                <text:p>97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8">
                <text:p>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2">
                <text:p>9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6">
                <text:p>98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0">
                <text:p>9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4">
                <text:p>9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8">
                <text:p>9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5">
                <text:p>10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9">
                <text:p>100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9">
                <text:p>100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8">
                <text:p>9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">
                <text:p>9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3">
                <text:p>99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9">
                <text:p>98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6">
                <text:p>98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2">
                <text:p>9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8">
                <text:p>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0">
                <text:p>9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6">
                <text:p>96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2">
                <text:p>96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2">
                <text:p>9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9">
                <text:p>9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9">
                <text:p>9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1">
                <text:p>9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3">
                <text:p>9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5">
                <text:p>8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5">
                <text:p>88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78">
                <text:p>87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0">
                <text:p>8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8">
                <text:p>8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0">
                <text:p>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2">
                <text:p>84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4">
                <text:p>8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3">
                <text:p>82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5">
                <text:p>7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1">
                <text:p>77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2">
                <text:p>7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0">
                <text:p>7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8">
                <text:p>73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6">
                <text:p>72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8">
                <text:p>7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">
                <text:p>70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4">
                <text:p>6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3">
                <text:p>6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0">
                <text:p>6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58">
                <text:p>6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6">
                <text:p>6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4">
                <text:p>6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1">
                <text:p>6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0">
                <text:p>6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7">
                <text:p>5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6">
                <text:p>5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3">
                <text:p>5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2">
                <text:p>56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7">
                <text:p>5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4">
                <text:p>5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2">
                <text:p>5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0">
                <text:p>5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9">
                <text:p>4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7">
                <text:p>4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5">
                <text:p>4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">
                <text:p>4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">
                <text:p>4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">
                <text:p>4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4">
                <text:p>4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2">
                <text:p>4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7">
                <text:p>3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4">
                <text:p>3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">
                <text:p>3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0">
                <text:p>3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8">
                <text:p>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6">
                <text:p>3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5">
                <text:p>3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">
                <text:p>3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1">
                <text:p>2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3">
                <text:p>2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1">
                <text:p>2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9">
                <text:p>2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6">
                <text:p>2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8">
                <text:p>2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6">
                <text:p>2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4">
                <text:p>2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">
                <text:p>2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">
                <text:p>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7">
                <text:p>1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">
                <text:p>1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0">
                <text:p>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2">
                <text:p>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">
                <text:p>1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">
                <text:p>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">
                <text:p>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3">
                <text:p>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">
                <text:p>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7">
                <text:p>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5">
                <text:p>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">
                <text:p>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1">
                <text:p>1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3">
                <text:p>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0">
                <text:p>1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">
                <text:p>2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0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2">
                <text:p>2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3">
                <text:p>2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5">
                <text:p>2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6">
                <text:p>2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9">
                <text:p>2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">
                <text:p>3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2">
                <text:p>3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4">
                <text:p>3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7">
                <text:p>3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4">
                <text:p>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6">
                <text:p>3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3">
                <text:p>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">
                <text:p>3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7">
                <text:p>4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9">
                <text:p>4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1">
                <text:p>4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5">
                <text:p>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7">
                <text:p>4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9">
                <text:p>4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1">
                <text:p>4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7">
                <text:p>5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7">
                <text:p>5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">
                <text:p>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0">
                <text:p>5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42">
                <text:p>54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5">
                <text:p>5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6">
                <text:p>56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77">
                <text:p>57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0">
                <text:p>5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2">
                <text:p>6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5">
                <text:p>6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2">
                <text:p>6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4">
                <text:p>65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4">
                <text:p>6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6">
                <text:p>6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8">
                <text:p>6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0">
                <text:p>7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22">
                <text:p>72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34">
                <text:p>7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6">
                <text:p>7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4">
                <text:p>7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9">
                <text:p>7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6">
                <text:p>78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38">
                <text:p>8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6">
                <text:p>8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4">
                <text:p>8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6">
                <text:p>8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74">
                <text:p>87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2">
                <text:p>8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0">
                <text:p>8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9">
                <text:p>89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14">
                <text:p>91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26">
                <text:p>92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46">
                <text:p>9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8">
                <text:p>9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6">
                <text:p>96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0">
                <text:p>9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4">
                <text:p>9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8">
                <text:p>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2">
                <text:p>9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6">
                <text:p>98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9">
                <text:p>98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4">
                <text:p>9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8">
                <text:p>9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3">
                <text:p>100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5">
                <text:p>10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0">
                <text:p>10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6">
                <text:p>10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2">
                <text:p>10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8">
                <text:p>9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4">
                <text:p>9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0">
                <text:p>9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86">
                <text:p>98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82">
                <text:p>9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78">
                <text:p>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0">
                <text:p>9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66">
                <text:p>96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2">
                <text:p>96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39">
                <text:p>9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8">
                <text:p>9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11">
                <text:p>9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3">
                <text:p>9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5">
                <text:p>8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6">
                <text:p>88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8">
                <text:p>87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0">
                <text:p>8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8">
                <text:p>8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0">
                <text:p>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42">
                <text:p>84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34">
                <text:p>8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3">
                <text:p>823</text:p>
              </table:table-cell>
              <table:table-cell office:value-type="float" office:value="206">
                <text:p>2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35cm" svg:height="8.992cm" xlink:href=".." xlink:type="simple" chart:class="chart:line" chart:style-name="ch1">
        <chart:title svg:x="2.949cm" svg:y="0.315cm" chart:style-name="ch2">
          <text:p>R-2R = 5k-10k Sine Signal Response</text:p>
        </chart:title>
        <chart:subtitle svg:x="5.409cm" svg:y="1.273cm" chart:style-name="ch3">
          <text:p>Detailed view</text:p>
        </chart:subtitle>
        <chart:legend svg:x="1.655cm" svg:y="2.273cm" style:legend-expansion="custom" chartooo:width="4.017cm" chartooo:height="1.096cm" style:legend-expansion-aspect-ratio="3.66514598540146" chart:style-name="ch4"/>
        <chart:plot-area chart:style-name="ch5" table:cell-range-address="20k.A2:20k.B2 20k.A236:20k.B261" chart:data-source-has-labels="row" svg:x="0.499cm" svg:y="1.755cm" svg:width="11.919cm" svg:height="6.634cm">
          <chartooo:coordinate-region svg:x="1.306cm" svg:y="1.955cm" svg:width="10.925cm" svg:height="5.78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20k.A236:20k.A261" chart:label-cell-address="20k.A2:20k.A2" chart:class="chart:line">
            <chart:data-point chart:repeated="26"/>
          </chart:series>
          <chart:series chart:style-name="ch9" chart:values-cell-range-address="20k.B236:20k.B261" chart:label-cell-address="20k.B2:20k.B2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2R output</text:p>
                <draw:g>
                  <svg:desc>20k.A2:20k.A2</svg:desc>
                </draw:g>
              </table:table-cell>
              <table:table-cell office:value-type="string">
                <text:p>Reference Signal</text:p>
                <draw:g>
                  <svg:desc>20k.B2:20k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20k.A236:20k.A261</svg:desc>
                </draw:g>
              </table:table-cell>
              <table:table-cell office:value-type="float" office:value="64">
                <text:p>64</text:p>
                <draw:g>
                  <svg:desc>20k.B236:20k.B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">
                <text:p>2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">
                <text:p>2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">
                <text:p>2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">
                <text:p>3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">
                <text:p>3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4">
                <text:p>3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7">
                <text:p>3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4">
                <text:p>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">
                <text:p>3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3">
                <text:p>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6">
                <text:p>3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">
                <text:p>4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9">
                <text:p>4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">
                <text:p>4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3">
                <text:p>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">
                <text:p>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7">
                <text:p>4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9">
                <text:p>4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1">
                <text:p>4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7">
                <text:p>5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8">
                <text:p>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0">
                <text:p>5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2">
                <text:p>542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